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1">
      <style:paragraph-properties fo:text-align="start" style:justify-single-word="false"/>
    </style:style>
    <style:style style:name="P3" style:family="paragraph" style:parent-style-name="Standard">
      <style:paragraph-properties fo:text-align="start" style:justify-single-word="false" fo:break-before="page"/>
    </style:style>
    <style:style style:name="P4" style:family="paragraph" style:parent-style-name="Standard">
      <style:paragraph-properties fo:margin-top="0in" fo:margin-bottom="0.0799in" fo:line-height="150%"/>
    </style:style>
    <style:style style:name="P5" style:family="paragraph" style:parent-style-name="Standard">
      <style:paragraph-properties fo:margin-top="0in" fo:margin-bottom="0.0799in" fo:line-height="150%" fo:text-align="start" style:justify-single-word="false"/>
    </style:style>
    <style:style style:name="P6" style:family="paragraph" style:parent-style-name="Standard" style:list-style-name="L1">
      <style:paragraph-properties fo:margin-top="0in" fo:margin-bottom="0.0799in" fo:line-height="150%" fo:text-align="start" style:justify-single-word="false"/>
    </style:style>
    <style:style style:name="P7" style:family="paragraph" style:parent-style-name="Standard">
      <style:paragraph-properties fo:margin-top="0in" fo:margin-bottom="0.0799in" fo:line-height="150%" fo:text-align="center"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eremy Neiman</text:p>
      <text:p text:style-name="P4"/>
      <text:p text:style-name="P7">Predicting Train Delays Up to Two Hours in Advance</text:p>
      <text:p text:style-name="P5"><text:span text:style-name="T1"><text:tab/></text:span>Stockholmståg, the company in charge of running the commuter rail lines in Stockholm developed an algorithm that can predict future delays based on current conditions. <text:s/>The trains are currently instrumented so that they can be tracked, and that current position is provided to customers. <text:s/>They company took that historical position information from a long (but unspecified) period of time to develop a model of how delays propagate in the system. <text:s/>Using the model and the current system status, they can predict the status of the system up to two hours into the future and determine whether the current status will likely lead to future delays. <text:s/>This information can be used by the system operators to try and mitigate the delays by simulating various responses to a delay and seeing which response best prevents further delays propagating throughout the system. <text:s/>It can also be sent to the customers so that they can plan accordingly. <text:s/></text:p>
      <text:p text:style-name="P5"><text:tab/>They don't provide much detail on the methodology for building the model, but the <text:s/>Stockholmståg system is fairly small and simple: 6 lines, 53 stations and only one point of intersection at Stockholm itself. <text:s/>So it's not clear whether the particular algorithm being used can be scaled up to a much larger and more complex system such as the NYC subways. <text:s/>It also requires a lot of historical data to build an accurate model, which requires a system to be well or fully instrumented, another thing <text:s/>missing from NYC's.</text:p>
      <text:p text:style-name="P5"><text:tab/>A way to predict and simulate transit systems is certainly a very valuable tool. <text:s/>It can't prevent delays, but can help mitigate their effects on the rest of the system.</text:p>
      <text:p text:style-name="P5">Sources: </text:p>
      <text:list xml:id="list4463067764926837674" text:style-name="L1">
        <text:list-item>
          <text:p text:style-name="P6"><text:a xlink:type="simple" xlink:href="http://www.railwaygazette.com/news/technology/single-view/view/commuter-prognosticator-avoids-delays-which-havent-happened-yet.html" text:style-name="Internet_20_link" text:visited-style-name="Visited_20_Internet_20_Link">http://www.railwaygazette.com/news/technology/single-view/view/commuter-prognosticator-avoids-delays-which-havent-happened-yet.html</text:a></text:p>
        </text:list-item>
        <text:list-item>
          <text:p text:style-name="P6"><text:a xlink:type="simple" xlink:href="http://gizmodo.com/a-new-algorithm-can-predict-subway-delays-two-hours-bef-1729539784" text:style-name="Internet_20_link" text:visited-style-name="Visited_20_Internet_20_Link">http://gizmodo.com/a-new-algorithm-can-predict-subway-delays-two-hours-bef-1729539784</text:a></text:p>
          <text:p text:style-name="P2"/>
        </text:list-item>
      </text:list>
      <text:p text:style-name="P1"><text:line-break/><text:line-break/></text:p>
      <text:p text:style-name="P3">Map of the Stockholmståg trains:</text:p>
      <text:p text:style-name="P1"/>
      <text:p text:style-name="P1"><draw:frame draw:style-name="fr1" draw:name="graphics1" text:anchor-type="as-char" svg:width="6.9252in" style:rel-width="100%" svg:height="8.4827in" style:rel-height="90%" draw:z-index="0"><draw:image xlink:href="https://upload.wikimedia.org/wikipedia/commons/a/aa/Stockholm_commuter_rail_geographic_map.png" xlink:type="simple" xlink:show="embed" xlink:actuate="onLoad"/></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emy Neiman</meta:initial-creator>
    <meta:creation-date>2015-09-13T19:27:48.53</meta:creation-date>
    <dc:date>2015-09-13T20:26:06.97</dc:date>
    <dc:creator>Jeremy Neiman</dc:creator>
    <meta:editing-duration>PT43M7S</meta:editing-duration>
    <meta:editing-cycles>3</meta:editing-cycles>
    <meta:generator>OpenOffice/4.1.1$Win32 OpenOffice.org_project/411m6$Build-9775</meta:generator>
    <meta:document-statistic meta:table-count="0" meta:image-count="1" meta:object-count="0" meta:page-count="2" meta:paragraph-count="11" meta:word-count="293" meta:character-count="1953"/>
  </office:meta>
</office:document-meta>
</file>